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1-03_07-47-16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1-03_02-03-50_000.jpg</text:p>
          </table:table-cell>
          <table:table-cell table:style-name="ce26" office:value-type="string">
            <text:p>:m :PHOTO 寝た時刻 / 2022 / オナニー、未了、duration=10m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10m時間ぐらい,other=~">
            <text:p>:m :PHOTO 寝た時刻 / 2022 / オナニー、未了、duration=1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1-02_14-15-43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1-02_21-16-3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1-03_08-19-57_000.jpg</text:p>
          </table:table-cell>
          <table:table-cell table:style-name="ce26" office:value-type="string">
            <text:p>:PHOTO 記録 / subject=pH調べ（pH測定；計測；ペーハー） / location=自室 / content=焼酎漬け：生姜：初回,for=~,other=~,activity-id(act-id)=UED8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PHOTO 記録 / subject=pH調べ（pH測定；計測；ペーハー） / location=自室 / content=焼酎漬け：生姜：初回,for=~,other=~,activity-id(act-id)=UED8">
            <text:p>:PHOTO 記録 / subject=pH調べ（pH測定；計測；ペーハー） / location=自室 / content=焼酎漬け：生姜：初回,for=~,other=~,activity-id(act-id)=UED8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1-03_08-20-04_000.jpg</text:p>
          </table:table-cell>
          <table:table-cell table:style-name="ce26" office:value-type="string">
            <text:p>:PHOTO 記録 / subject=pH調べ（pH測定；計測；ペーハー） / location=自室 / content=焼酎漬け：生姜：初回,for=~,other=~,activity-id(act-id)=UED8</text:p>
          </table:table-cell>
          <table:table-cell table:style-name="ce27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subject=pH調べ（pH測定；計測；ペーハー） / location=自室 / content=焼酎漬け：生姜：初回,for=~,other=~,activity-id(act-id)=UED8">
            <text:p>:PHOTO 記録 / subject=pH調べ（pH測定；計測；ペーハー） / location=自室 / content=焼酎漬け：生姜：初回,for=~,other=~,activity-id(act-id)=UED8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1-03_00-21-53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1-03_00-22-05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1-03_00-22-11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 office:value-type="string">
            <text:p>2023-01-03_00-22-26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6">
            <text:p>16</text:p>
          </table:table-cell>
          <table:table-cell table:style-name="ce17" office:value-type="string">
            <text:p>2023-01-03_07-56-4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1-02_16-07-21_000.jpg</text:p>
          </table:table-cell>
          <table:table-cell table:style-name="ce26" office:value-type="string">
            <text:p>:m 1-4*5 RES / free# S87DP9 記事読み / id=~(browser=~) / media=~ / theme=electicity-generation-nuclear,content=~ / genre=areas:rossiya:economy / other=q+:q-id=LR7C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1-4*5 RES / free# S87DP9 記事読み / id=~(browser=~) / media=~ / theme=electicity-generation-nuclear,content=~ / genre=areas:rossiya:economy / other=q+:q-id=LR7C">
            <text:p>:m 1-4*5 RES / free# S87DP9 記事読み / id=~(browser=~) / media=~ / theme=electicity-generation-nuclear,content=~ / genre=areas:rossiya:economy / other=q+:q-id=LR7C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1-02_16-07-36_000.jpg</text:p>
          </table:table-cell>
          <table:table-cell table:style-name="ce26" office:value-type="string">
            <text:p>:m 5*5 RES / free# S87DP9 記事読み / id=~(browser=~) / media=~ / theme=electicity-generation-nuclear,content=~ / genre=areas:rossiya:economy / other=q+:q-id=LR7C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5*5 RES / free# S87DP9 記事読み / id=~(browser=~) / media=~ / theme=electicity-generation-nuclear,content=~ / genre=areas:rossiya:economy / other=q+:q-id=LR7C">
            <text:p>:m 5*5 RES / free# S87DP9 記事読み / id=~(browser=~) / media=~ / theme=electicity-generation-nuclear,content=~ / genre=areas:rossiya:economy / other=q+:q-id=LR7C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1-02_16-49-05_000.jpg</text:p>
          </table:table-cell>
          <table:table-cell table:style-name="ce26" office:value-type="string">
            <text:p>:m #*# RES / JVEMV6 64#229_hattatsu_sugao / 『発達障害の素顔』 著者=山口真美,校注=~ / p.52 / w=聴覚野；髄鞘化；左上側頭回；,topic=~,publishe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#*# RES / JVEMV6 64#229_hattatsu_sugao / 『発達障害の素顔』 著者=山口真美,校注=~ / p.52 / w=聴覚野；髄鞘化；左上側頭回；,topic=~,publisher=~,other=~">
            <text:p>:m #*# RES / JVEMV6 64#229_hattatsu_sugao / 『発達障害の素顔』 著者=山口真美,校注=~ / p.52 / w=聴覚野；髄鞘化；左上側頭回；,topic=~,publisher=~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 office:value-type="string">
            <text:p>2023-01-02_18-32-39_000.jpg</text:p>
          </table:table-cell>
          <table:table-cell table:style-name="ce26" office:value-type="string">
            <text:p>:m RES 1*2 / free# JVEMV6 83#_74:1 / 83. chemistry / topics=物理化学,w=希土類元素；電子親和力,s=~,i=~,other=calc+:原子核からの距離：引力；q+:ある固定された領域が、球面上に占める割合,next=,doc=r-1-1~1.3:『読み物　物理化学』:p.97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1-02_18-32-57_000.jpg</text:p>
          </table:table-cell>
          <table:table-cell table:style-name="ce26" office:value-type="string">
            <text:p>:m RES 2*2 / free# JVEMV6 83#_74:1 / 83. chemistry / topics=物理化学,w=希土類元素；電子親和力,s=~,i=~,other=q+:ある固定された領域が、球面上に占める割合,next=,doc=r-1-1~1.3:『読み物　物理化学』:p.97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RES 2*2 / free# JVEMV6 83#_74:1 / 83. chemistry / topics=物理化学,w=希土類元素；電子親和力,s=~,i=~,other=q+:ある固定された領域が、球面上に占める割合,next=,doc=r-1-1~1.3:『読み物　物理化学』:p.97">
            <text:p>:m RES 2*2 / free# JVEMV6 83#_74:1 / 83. chemistry / topics=物理化学,w=希土類元素；電子親和力,s=~,i=~,other=q+:ある固定された領域が、球面上に占める割合,next=,doc=r-1-1~1.3:『読み物　物理化学』:p.97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1-02_19-13-32_000.jpg</text:p>
          </table:table-cell>
          <table:table-cell table:style-name="ce26" office:value-type="string">
            <text:p>:m #*# / memo:other(m:other) / topic=習字, about=,other=,id=~,content=暴;虐;待;聴;覚;障;害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m #*# / memo:other(m:other) / topic=習字, about=,other=,id=~,content=暴;虐;待;聴;覚;障;害;">
            <text:p>:m #*# / memo:other(m:other) / topic=習字, about=,other=,id=~,content=暴;虐;待;聴;覚;障;害;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0" office:value-type="string">
            <text:p>2023-01-03_07-47-07_000.jpg</text:p>
          </table:table-cell>
          <table:table-cell table:style-name="ce26" office:value-type="string">
            <text:p>:m :th,mysl / topic=音楽について / content=「癒し」ではなく、「充電」,other=~ / lang=ja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m :th,mysl / topic=音楽について / content=「癒し」ではなく、「充電」,other=~ / lang=ja">
            <text:p>:m :th,mysl / topic=音楽について / content=「癒し」ではなく、「充電」,other=~ / lang=ja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2023/01/03</text:date>, <text:time>15:32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03T15:32:50.91</dc:date>
    <dc:creator>iwabuchi ken</dc:creator>
    <meta:editing-duration>P52DT16H39M49S</meta:editing-duration>
    <meta:editing-cycles>16914</meta:editing-cycles>
    <meta:document-statistic meta:table-count="2" meta:cell-count="928" meta:object-count="0"/>
    <meta:user-defined meta:name="qrichtext">1</meta:user-defined>
  </office:meta>
</office:document-meta>
</file>